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8ad49" officeooo:paragraph-rsid="0008ad49" style:font-weight-asian="bold" style:font-weight-complex="bold"/>
    </style:style>
    <style:style style:name="P2" style:family="paragraph" style:parent-style-name="Standard">
      <style:text-properties officeooo:rsid="00063bcc" officeooo:paragraph-rsid="00063bcc"/>
    </style:style>
    <style:style style:name="P3" style:family="paragraph" style:parent-style-name="Standard">
      <style:text-properties fo:font-weight="normal" officeooo:rsid="00063bcc" officeooo:paragraph-rsid="000825f7" style:font-weight-asian="normal" style:font-weight-complex="normal"/>
    </style:style>
    <style:style style:name="P4" style:family="paragraph" style:parent-style-name="Standard">
      <style:text-properties fo:font-weight="normal" officeooo:rsid="000825f7" officeooo:paragraph-rsid="000825f7" style:font-weight-asian="normal" style:font-weight-complex="normal"/>
    </style:style>
    <style:style style:name="P5" style:family="paragraph" style:parent-style-name="Standard">
      <style:text-properties fo:font-weight="normal" officeooo:rsid="0008ad49" officeooo:paragraph-rsid="0008ad49" style:font-weight-asian="normal" style:font-weight-complex="normal"/>
    </style:style>
    <style:style style:name="P6" style:family="paragraph" style:parent-style-name="Standard">
      <style:text-properties fo:font-weight="bold" officeooo:rsid="00063bcc" officeooo:paragraph-rsid="00063bcc" style:font-weight-asian="bold" style:font-weight-complex="bold"/>
    </style:style>
    <style:style style:name="P7" style:family="paragraph" style:parent-style-name="Standard">
      <style:text-properties fo:font-weight="bold" officeooo:rsid="00063bcc" officeooo:paragraph-rsid="000825f7" style:font-weight-asian="bold" style:font-weight-complex="bold"/>
    </style:style>
    <style:style style:name="P8" style:family="paragraph" style:parent-style-name="Standard">
      <style:text-properties fo:font-weight="bold" officeooo:rsid="000825f7" officeooo:paragraph-rsid="000825f7" style:font-weight-asian="bold" style:font-weight-complex="bold"/>
    </style:style>
    <style:style style:name="P9" style:family="paragraph" style:parent-style-name="Standard">
      <style:text-properties fo:font-weight="bold" officeooo:rsid="0008ad49" officeooo:paragraph-rsid="0008ad49" style:font-weight-asian="bold" style:font-weight-complex="bold"/>
    </style:style>
    <style:style style:name="P10" style:family="paragraph" style:parent-style-name="Standard">
      <style:text-properties fo:font-weight="normal" officeooo:rsid="0008ad49" officeooo:paragraph-rsid="0008ad49" style:font-weight-asian="normal" style:font-weight-complex="normal"/>
    </style:style>
    <style:style style:name="P11" style:family="paragraph" style:parent-style-name="Standard">
      <style:text-properties fo:color="#ce181e" style:font-name="Padauk Book" fo:font-style="italic" style:text-underline-style="solid" style:text-underline-width="auto" style:text-underline-color="font-color" fo:font-weight="normal" officeooo:rsid="0008b64a" officeooo:paragraph-rsid="0008b64a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use-window-font-color="true" style:font-name="Padauk Book" fo:font-style="normal" style:text-underline-style="none" fo:font-weight="normal" officeooo:rsid="0008b64a" officeooo:paragraph-rsid="0008b64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use-window-font-color="true" style:font-name="Padauk Book" fo:font-style="normal" style:text-underline-style="none" fo:font-weight="normal" officeooo:rsid="00063bcc" officeooo:paragraph-rsid="0008b64a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25f7" style:font-weight-asian="bold" style:font-weight-complex="bold"/>
    </style:style>
    <style:style style:name="T3" style:family="text">
      <style:text-properties fo:font-weight="bold" officeooo:rsid="0008b64a" style:font-weight-asian="bold" style:font-weight-complex="bold"/>
    </style:style>
    <style:style style:name="T4" style:family="text">
      <style:text-properties officeooo:rsid="000825f7"/>
    </style:style>
    <style:style style:name="T5" style:family="text">
      <style:text-properties officeooo:rsid="0008b6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6. The mixture of acaricides and water is known as <text:span text:style-name="T1">plunge.</text:span></text:p>
      <text:p text:style-name="P6"/>
      <text:p text:style-name="P3">17. Which of the following parasites perforate the skins and hides of animals? <text:span text:style-name="T1">Mite and Tick</text:span></text:p>
      <text:p text:style-name="P7"/>
      <text:p text:style-name="P3"><text:span text:style-name="T4">18. Which of the following is not a sign of animals infested with parasites? </text:span><text:span text:style-name="T2">Lung worm</text:span></text:p>
      <text:p text:style-name="P8"/>
      <text:p text:style-name="P3"><text:span text:style-name="T4">19. Which of the following is not a sign of animals infested with parasites? </text:span><text:span text:style-name="T2">Wet muzzle</text:span></text:p>
      <text:p text:style-name="P8"/>
      <text:p text:style-name="P4">20. Which of the following parasites does nnot affect livestock? <text:span text:style-name="T1">Stalk borers</text:span></text:p>
      <text:p text:style-name="P8"/>
      <text:p text:style-name="P5">21. Which equipment is used in administering tablets to livestock? <text:span text:style-name="T1">Bolus gun</text:span></text:p>
      <text:p text:style-name="P9"/>
      <text:p text:style-name="P5">22. Internal parasites in livestock are controlled mainly bu <text:span text:style-name="T1">regular deworming</text:span></text:p>
      <text:p text:style-name="P9"/>
      <text:p text:style-name="P5">23. Which of the following animal parasites attack all the domestic animals? <text:span text:style-name="T1">Tsetse flies</text:span></text:p>
      <text:p text:style-name="P9"/>
      <text:p text:style-name="P5">24. Persons who eat undercooked pork or beef are likely to be infested with <text:span text:style-name="T1">tapeworms.</text:span></text:p>
      <text:p text:style-name="P9"/>
      <text:p text:style-name="P5">25. Acaricides are <text:span text:style-name="T1">poisonous.</text:span></text:p>
      <text:p text:style-name="P5"><text:span text:style-name="T1"/></text:p>
      <text:p text:style-name="P5"><text:span text:style-name="T1"/></text:p>
      <text:p text:style-name="P11"><text:span text:style-name="T1">CORRECTION</text:span></text:p>
      <text:p text:style-name="P12"/>
      <text:p text:style-name="P13">16. The mixture of acaricides and water is known as <text:span text:style-name="T3">dip wash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8ad49" officeooo:paragraph-rsid="0008ad49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NTOR SCI PG 49(16-25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7:37:40.600232657</meta:creation-date>
    <dc:date>2020-06-09T18:54:10.466615199</dc:date>
    <meta:editing-duration>PT15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44" meta:character-count="853" meta:non-whitespace-character-count="722"/>
  </office:meta>
</office:document-meta>
</file>